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234.14pt"/>
    </style:style>
    <style:style style:name="co3" style:family="table-column">
      <style:table-column-properties fo:break-before="auto" style:column-width="166.96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36.86pt"/>
    </style:style>
    <style:style style:name="co6" style:family="table-column">
      <style:table-column-properties fo:break-before="auto" style:column-width="152.31pt"/>
    </style:style>
    <style:style style:name="co7" style:family="table-column">
      <style:table-column-properties fo:break-before="auto" style:column-width="94.3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vertical-align="top"/>
    </style:style>
    <style:style style:name="gr1" style:family="graphic">
      <style:graphic-properties draw:textarea-horizontal-align="justify" draw:textarea-vertical-align="middle" draw:auto-grow-height="false" fo:min-height="98.84pt" fo:min-width="7.77pt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svg:width="15.53pt" svg:height="112.96pt" svg:x="155.08pt" svg:y="40.65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15.53pt" svg:height="112.96pt" svg:x="151.43pt" svg:y="168.69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15.53pt" svg:height="112.96pt" svg:x="151.46pt" svg:y="292.14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15.53pt" svg:height="112.96pt" svg:x="152.19pt" svg:y="423.18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15.53pt" svg:height="112.96pt" svg:x="153.75pt" svg:y="553.46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Пользователь отсутствует</text:p>
          </table:table-cell>
          <table:table-cell office:value-type="string" calcext:value-type="string">
            <text:p>Тест-кейсы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Регистрация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Пользователь создан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Авторизация</text:p>
          </table:table-cell>
          <table:table-cell office:value-type="string" calcext:value-type="string">
            <text:p>Нажать войти через профиль в соцсетя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Нажать на иконку mail.ru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Пользователь авторизован</text:p>
          </table:table-cell>
          <table:table-cell office:value-type="string" calcext:value-type="string">
            <text:p>Войти, как Кирова Ольга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Поиск товара</text:p>
          </table:table-cell>
          <table:table-cell office:value-type="string" calcext:value-type="string">
            <text:p>Ввести в строку поиска “Зоки и бада”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Товар выбран</text:p>
          </table:table-cell>
          <table:table-cell office:value-type="string" calcext:value-type="string">
            <text:p>Выбрать Зоки и бада и нажать кнопку Добавить в корзину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В корзину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Товар в корзине</text:p>
          </table:table-cell>
          <table:table-cell office:value-type="string" calcext:value-type="string">
            <text:p>Нажать кнопку Оформить заказ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Выбрать пункт доставки м Черная речка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ыбрать способ оплаты наличынми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Нажать кнопку Оформить на субботу 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Оформление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Товар оформлен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Тест-дизайн (или что-то вроде того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Проверка оплаты заказа в лабиринте картой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Номер карты</text:p>
          </table:table-cell>
          <table:table-cell office:value-type="string" calcext:value-type="string">
            <text:p>Ввести аааа аааа аааа аааа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Оставить поле пустым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вести пробелы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вести ;;;; ;;;; ;;;; ;;;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вести 0000 0000 0000 0000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Владелец карты</text:p>
          </table:table-cell>
          <table:table-cell office:value-type="string" calcext:value-type="string">
            <text:p>Ввести Ольга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вести Кирова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Оставить поле пустым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вести 0000 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вести пробелы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вести”””””” “””””””””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Срок действия</text:p>
          </table:table-cell>
          <table:table-cell office:value-type="string" calcext:value-type="string">
            <text:p>Ввести 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вести пробелы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Оставить поле пустым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вести ** **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CVV</text:p>
          </table:table-cell>
          <table:table-cell office:value-type="string" calcext:value-type="string">
            <text:p>Ввести 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вести пробелы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Оставить поле пустым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вести ААА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Ввести %%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 style:data-style-name="N2" text:time-value="21:51:08.024848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21:01:49.180817762</meta:creation-date>
    <dc:date>2018-10-10T22:21:46.182745793</dc:date>
    <meta:editing-duration>PT26M33S</meta:editing-duration>
    <meta:editing-cycles>5</meta:editing-cycles>
    <meta:generator>LibreOffice/5.1.6.2$Linux_X86_64 LibreOffice_project/10m0$Build-2</meta:generator>
    <meta:document-statistic meta:table-count="1" meta:cell-count="48" meta:object-count="5"/>
  </office:meta>
</office:document-meta>
</file>